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792cm" fo:margin-left="0.009cm" fo:margin-top="0cm" fo:margin-bottom="0cm" table:align="left" style:writing-mode="lr-tb"/>
    </style:style>
    <style:style style:name="Таблица2.A" style:family="table-column">
      <style:table-column-properties style:column-width="3.327cm"/>
    </style:style>
    <style:style style:name="Таблица2.B" style:family="table-column">
      <style:table-column-properties style:column-width="3.687cm"/>
    </style:style>
    <style:style style:name="Таблица2.C" style:family="table-column">
      <style:table-column-properties style:column-width="3.782cm"/>
    </style:style>
    <style:style style:name="Таблица2.D" style:family="table-column">
      <style:table-column-properties style:column-width="2.819cm"/>
    </style:style>
    <style:style style:name="Таблица2.E" style:family="table-column">
      <style:table-column-properties style:column-width="3.17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51cm" style:rel-column-width="16383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2323" loext:opacity="100%" style:font-name="Calibri Light" fo:font-size="16pt" fo:language="ru" fo:country="RU" fo:font-weight="bold" officeooo:rsid="0011ce2d" officeooo:paragraph-rsid="001b0cb3" style:font-weight-asian="bold" style:font-weight-complex="bold"/>
    </style:style>
    <style:style style:name="P3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2323" loext:opacity="100%" style:font-name="Calibri Light" fo:font-size="14pt" fo:language="en" fo:country="US" style:text-underline-style="none" fo:font-weight="bold" officeooo:rsid="0011ce2d" officeooo:paragraph-rsid="001b0cb3" style:font-name-asian="Calibri2" style:font-size-asian="14pt" style:language-asian="en" style:country-asian="US" style:font-weight-asian="bold" style:font-name-complex="Calibri Light1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232323" loext:opacity="100%" style:font-name="Calibri Light" fo:font-size="14pt" fo:language="ru" fo:country="RU" officeooo:paragraph-rsid="001de7d4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32323" loext:opacity="100%" style:font-name="Calibri Light" fo:font-size="14pt" fo:language="ru" fo:country="RU" officeooo:paragraph-rsid="001de7d4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32323" loext:opacity="100%" style:font-name="Calibri Light" fo:font-size="14pt" fo:language="ru" fo:country="RU" officeooo:rsid="00223921" officeooo:paragraph-rsid="001de7d4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32323" loext:opacity="100%" style:font-name="Calibri Light" fo:font-size="14pt" fo:language="ru" fo:country="RU" officeooo:rsid="0023ef68" officeooo:paragraph-rsid="001de7d4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8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orphans="2" fo:widows="2" fo:text-indent="-0.018cm" style:auto-text-indent="false"/>
      <style:text-properties fo:color="#232323" loext:opacity="100%" style:font-name="Calibri Light" fo:font-size="12pt" fo:language="ru" fo:country="RU" fo:font-weight="normal" officeooo:rsid="0011ce2d" officeooo:paragraph-rsid="001b0cb3" style:letter-kerning="false" style:font-name-asian="Times New Roman1" style:font-size-asian="12pt" style:font-weight-asian="normal" style:font-name-complex="Times New Roman1" style:font-size-complex="12pt" style:language-complex="ar" style:country-complex="SA" style:font-weight-complex="normal"/>
    </style:style>
    <style:style style:name="P9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2323" loext:opacity="100%" style:font-name="Calibri Light2" fo:font-size="16pt" fo:language="ru" fo:country="RU" fo:font-weight="normal" officeooo:rsid="0011ce2d" officeooo:paragraph-rsid="001b0cb3" style:font-weight-asian="normal" style:font-weight-complex="normal"/>
    </style:style>
    <style:style style:name="P10" style:family="paragraph" style:parent-style-name="Standard">
      <style:paragraph-properties fo:margin-left="0.199cm" fo:margin-right="0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fo:font-weight="bold" officeooo:paragraph-rsid="001b0cb3" style:letter-kerning="false" style:font-name-asian="Calibri2" style:font-size-asian="12pt" style:language-asian="ru" style:country-asian="RU" style:font-weight-asian="bold" style:font-name-complex="Calibri2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fo:font-weight="bold" officeooo:paragraph-rsid="001b0cb3" style:letter-kerning="false" style:font-name-asian="Calibri2" style:font-size-asian="12pt" style:language-asian="ru" style:country-asian="RU" style:font-weight-asian="bold" style:font-name-complex="Calibri2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rsid="0015999d" officeooo:paragraph-rsid="001b0cb3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rsid="0015e5c6" officeooo:paragraph-rsid="001b0cb3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left="0cm" fo:margin-right="0.344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officeooo:paragraph-rsid="001b0cb3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paragraph-rsid="001b0cb3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left="0cm" fo:margin-right="0.067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officeooo:paragraph-rsid="001b0cb3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left="0cm" fo:margin-right="0.536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officeooo:paragraph-rsid="001b0cb3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rsid="0015484b" officeooo:paragraph-rsid="001b0cb3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style:font-name="Calibri1" fo:language="ru" fo:country="RU" officeooo:paragraph-rsid="001b0cb3" style:letter-kerning="false" style:font-name-asian="Times New Roman1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left="0cm" fo:margin-right="0.536cm" fo:margin-top="0cm" fo:margin-bottom="0cm" style:contextual-spacing="false" fo:line-height="106%" fo:text-align="start" style:justify-single-word="false" fo:orphans="2" fo:widows="2" fo:text-indent="0cm" style:auto-text-indent="false"/>
      <style:text-properties style:font-name="Calibri1" fo:language="ru" fo:country="RU" officeooo:paragraph-rsid="001b0cb3" style:letter-kerning="false" style:font-name-asian="Times New Roman1" style:font-name-complex="Times New Roman1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style:font-name="Calibri1" fo:language="ru" fo:country="RU" officeooo:rsid="0015999d" officeooo:paragraph-rsid="001b0cb3" style:letter-kerning="false" style:font-name-asian="Times New Roman1" style:font-name-complex="Times New Roman1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1de7d4" style:letter-kerning="false" style:font-name-asian="Calibri2" style:language-asian="en" style:country-asian="US" style:language-complex="ar" style:country-complex="SA"/>
    </style:style>
    <style:style style:name="P23" style:family="paragraph" style:parent-style-name="Standard">
      <style:paragraph-properties fo:margin-left="0.026cm" fo:margin-right="0.071cm" fo:margin-top="0cm" fo:margin-bottom="0.009cm" style:contextual-spacing="false" fo:line-height="107%" fo:text-align="justify" style:justify-single-word="false" fo:text-indent="-0.018cm" style:auto-text-indent="false" style:writing-mode="lr-tb"/>
      <style:text-properties style:font-name="Times New Roman" fo:font-size="12pt" style:font-size-asian="12pt" style:language-asian="ru" style:country-asian="RU" style:font-size-complex="12pt"/>
    </style:style>
    <style:style style:name="P24" style:family="paragraph" style:parent-style-name="Standard">
      <style:text-properties officeooo:paragraph-rsid="001de7d4"/>
    </style:style>
    <style:style style:name="P25" style:family="paragraph" style:parent-style-name="Table_20_Contents">
      <style:paragraph-properties fo:text-align="center" style:justify-single-word="false"/>
      <style:text-properties style:font-name="Calibri Light" fo:font-size="14pt" officeooo:rsid="001e4aae" officeooo:paragraph-rsid="001de7d4" style:font-name-asian="Calibri2" style:font-size-asian="14pt" style:font-name-complex="Calibri Light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Calibri Light" fo:font-size="14pt" officeooo:rsid="001e4aae" officeooo:paragraph-rsid="001de7d4" style:font-name-asian="Calibri2" style:font-size-asian="12.25pt" style:font-name-complex="Calibri Light1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Calibri Light" fo:font-size="16pt" officeooo:rsid="001e4aae" officeooo:paragraph-rsid="001de7d4" style:font-name-asian="Calibri2" style:font-size-asian="16pt" style:font-name-complex="Calibri Light1" style:font-size-complex="16pt"/>
    </style:style>
    <style:style style:name="P28" style:family="paragraph" style:parent-style-name="Table_20_Contents">
      <style:paragraph-properties fo:text-align="start" style:justify-single-word="false"/>
      <style:text-properties style:font-name="Calibri Light" fo:font-size="16pt" officeooo:rsid="00213f23" officeooo:paragraph-rsid="001de7d4" style:font-name-asian="Calibri2" style:font-size-asian="16pt" style:font-name-complex="Calibri Light1" style:font-size-complex="16pt"/>
    </style:style>
    <style:style style:name="P29" style:family="paragraph" style:parent-style-name="Table_20_Contents">
      <style:paragraph-properties fo:text-align="start" style:justify-single-word="false"/>
      <style:text-properties style:font-name="Calibri Light" fo:font-size="16pt" officeooo:rsid="0020224e" officeooo:paragraph-rsid="001de7d4" style:font-name-asian="Calibri2" style:font-size-asian="16pt" style:font-name-complex="Calibri Light1" style:font-size-complex="16pt"/>
    </style:style>
    <style:style style:name="P30" style:family="paragraph" style:parent-style-name="Table_20_Contents">
      <style:paragraph-properties fo:text-align="start" style:justify-single-word="false"/>
      <style:text-properties style:font-name="Calibri Light" fo:font-size="16pt" officeooo:rsid="002fbebe" officeooo:paragraph-rsid="001de7d4" style:font-name-asian="Calibri2" style:font-size-asian="16pt" style:font-name-complex="Calibri Light1" style:font-size-complex="16pt"/>
    </style:style>
    <style:style style:name="P31" style:family="paragraph" style:parent-style-name="Table_20_Contents">
      <style:text-properties officeooo:rsid="002177f7" officeooo:paragraph-rsid="002177f7"/>
    </style:style>
    <style:style style:name="P32" style:family="paragraph" style:parent-style-name="Table_20_Contents">
      <style:text-properties officeooo:paragraph-rsid="002177f7"/>
    </style:style>
    <style:style style:name="P33" style:family="paragraph" style:parent-style-name="Standard">
      <style:paragraph-properties fo:margin-left="-0.009cm" fo:margin-right="0.039cm" fo:margin-top="0cm" fo:margin-bottom="0.362cm" style:contextual-spacing="false" fo:line-height="103%" fo:text-indent="-0.018cm" style:auto-text-indent="false" style:writing-mode="lr-tb"/>
      <style:text-properties fo:color="#231f20" loext:opacity="100%" style:font-name="Times New Roman" fo:font-size="12pt" fo:font-weight="bold" style:font-name-asian="Calibri2" style:font-size-asian="12pt" style:language-asian="ru" style:country-asian="RU" style:font-weight-asian="bold" style:font-size-complex="12pt"/>
    </style:style>
    <style:style style:name="P34" style:family="paragraph" style:parent-style-name="Standard" style:list-style-name="">
      <style:paragraph-properties fo:margin-left="-0.009cm" fo:margin-right="0.076cm" fo:margin-top="0cm" fo:margin-bottom="0.295cm" style:contextual-spacing="false" fo:line-height="110%" fo:keep-together="always" fo:text-indent="-0.018cm" style:auto-text-indent="false" fo:keep-with-next="always" style:writing-mode="lr-tb">
        <style:tab-stops>
          <style:tab-stop style:position="8.199cm" style:type="center"/>
        </style:tab-stops>
      </style:paragraph-properties>
      <style:text-properties fo:color="#231f20" loext:opacity="100%" style:font-name="Times New Roman" fo:font-size="12pt" fo:font-weight="bold" style:font-name-asian="Calibri2" style:font-size-asian="12pt" style:language-asian="ru" style:country-asian="RU" style:font-weight-asian="bold" style:font-size-complex="12pt"/>
    </style:style>
    <style:style style:name="P35" style:family="paragraph" style:parent-style-name="Standard" style:list-style-name="">
      <style:paragraph-properties fo:margin-left="-0.009cm" fo:margin-right="0.076cm" fo:margin-top="0cm" fo:margin-bottom="0.295cm" style:contextual-spacing="false" fo:line-height="110%" fo:keep-together="always" fo:text-indent="-0.018cm" style:auto-text-indent="false" fo:keep-with-next="always" style:writing-mode="lr-tb"/>
      <style:text-properties fo:color="#231f20" loext:opacity="100%" style:font-name="Times New Roman" fo:font-size="12pt" fo:font-weight="bold" style:font-name-asian="Calibri2" style:font-size-asian="12pt" style:language-asian="ru" style:country-asian="RU" style:font-weight-asian="bold" style:font-size-complex="12pt"/>
    </style:style>
    <style:style style:name="P36" style:family="paragraph" style:parent-style-name="Standard" style:list-style-name="">
      <style:paragraph-properties fo:margin-left="-0.009cm" fo:margin-right="0.212cm" fo:margin-top="0cm" fo:margin-bottom="0.102cm" style:contextual-spacing="false" fo:line-height="107%" fo:keep-together="always" fo:text-indent="-0.018cm" style:auto-text-indent="false" fo:keep-with-next="always" style:writing-mode="lr-tb"/>
      <style:text-properties fo:color="#231f20" loext:opacity="100%" style:font-name="Times New Roman" fo:font-size="12pt" fo:font-weight="bold" style:font-name-asian="Calibri2" style:font-size-asian="12pt" style:language-asian="ru" style:country-asian="RU" style:font-weight-asian="bold" style:font-size-complex="12pt"/>
    </style:style>
    <style:style style:name="P37" style:family="paragraph" style:parent-style-name="Standard" style:list-style-name="">
      <style:paragraph-properties fo:margin-left="-0.009cm" fo:margin-right="0.212cm" fo:line-height="107%" fo:keep-together="always" fo:text-indent="-0.018cm" style:auto-text-indent="false" fo:keep-with-next="always" style:writing-mode="lr-tb"/>
      <style:text-properties fo:color="#231f20" loext:opacity="100%" style:font-name="Times New Roman" fo:font-size="12pt" fo:font-weight="bold" style:font-name-asian="Calibri2" style:font-size-asian="12pt" style:language-asian="ru" style:country-asian="RU" style:font-weight-asian="bold" style:font-size-complex="12pt"/>
    </style:style>
    <style:style style:name="P38" style:family="paragraph" style:parent-style-name="Standard" style:list-style-name="">
      <style:paragraph-properties fo:margin-left="-0.009cm" fo:margin-right="0.212cm" fo:margin-top="0cm" fo:margin-bottom="0.102cm" style:contextual-spacing="false" fo:line-height="107%" fo:text-indent="-0.018cm" style:auto-text-indent="false" style:writing-mode="lr-tb"/>
      <style:text-properties fo:color="#231f20" loext:opacity="100%" style:font-name="Times New Roman" fo:font-size="12pt" fo:font-weight="bold" style:font-name-asian="Calibri2" style:font-size-asian="12pt" style:language-asian="ru" style:country-asian="RU" style:font-weight-asian="bold" style:font-size-complex="12pt"/>
    </style:style>
    <style:style style:name="P39" style:family="paragraph" style:parent-style-name="Standard" style:list-style-name="">
      <style:paragraph-properties fo:margin-left="-0.009cm" fo:margin-right="0.212cm" fo:line-height="107%" fo:text-indent="-0.018cm" style:auto-text-indent="false" style:writing-mode="lr-tb"/>
      <style:text-properties fo:color="#231f20" loext:opacity="100%" style:font-name="Times New Roman" fo:font-size="12pt" fo:font-weight="bold" style:font-name-asian="Calibri2" style:font-size-asian="12pt" style:language-asian="ru" style:country-asian="RU" style:font-weight-asian="bold" style:font-size-complex="12pt"/>
    </style:style>
    <style:style style:name="P40" style:family="paragraph" style:parent-style-name="Standard">
      <style:text-properties fo:color="#231f20" loext:opacity="100%" style:font-name="Times New Roman" fo:font-size="12pt" fo:font-weight="bold" officeooo:rsid="001b0cb3" officeooo:paragraph-rsid="001b0cb3" style:font-name-asian="Calibri2" style:font-size-asian="12pt" style:language-asian="ru" style:country-asian="RU" style:font-weight-asian="bold" style:font-size-complex="12pt"/>
    </style:style>
    <style:style style:name="P41" style:family="paragraph" style:parent-style-name="Standard" style:list-style-name="">
      <style:paragraph-properties fo:margin-left="-0.009cm" fo:margin-right="0.212cm" fo:margin-top="0cm" fo:margin-bottom="0.102cm" style:contextual-spacing="false" fo:line-height="107%" fo:text-indent="-0.018cm" style:auto-text-indent="false" style:writing-mode="lr-tb"/>
      <style:text-properties fo:color="#231f20" loext:opacity="100%" style:font-name="Times New Roman" fo:font-size="12pt" fo:font-weight="normal" officeooo:paragraph-rsid="001b0cb3" style:font-name-asian="Calibri2" style:font-size-asian="12pt" style:language-asian="ru" style:country-asian="RU" style:font-weight-asian="normal" style:font-size-complex="12pt" style:font-weight-complex="normal"/>
    </style:style>
    <style:style style:name="P42" style:family="paragraph" style:parent-style-name="Standard" style:list-style-name="">
      <style:paragraph-properties fo:margin-left="-0.009cm" fo:margin-right="0.212cm" fo:margin-top="0cm" fo:margin-bottom="0.102cm" style:contextual-spacing="false" fo:line-height="107%" fo:text-indent="-0.018cm" style:auto-text-indent="false" style:writing-mode="lr-tb"/>
      <style:text-properties fo:color="#231f20" loext:opacity="100%" style:font-name="Times New Roman" fo:font-size="12pt" fo:font-weight="normal" officeooo:paragraph-rsid="001cc91a" style:font-name-asian="Calibri2" style:font-size-asian="12pt" style:language-asian="ru" style:country-asian="RU" style:font-weight-asian="normal" style:font-size-complex="12pt" style:font-weight-complex="normal"/>
    </style:style>
    <style:style style:name="P43" style:family="paragraph" style:parent-style-name="Standard" style:list-style-name="">
      <style:paragraph-properties fo:margin-left="-0.009cm" fo:margin-right="0.212cm" fo:margin-top="0cm" fo:margin-bottom="0.102cm" style:contextual-spacing="false" fo:line-height="107%" fo:text-indent="-0.018cm" style:auto-text-indent="false" style:writing-mode="lr-tb"/>
      <style:text-properties fo:color="#231f20" loext:opacity="100%" style:font-name="Times New Roman" fo:font-size="12pt" fo:font-weight="normal" style:font-name-asian="Calibri2" style:font-size-asian="12pt" style:language-asian="ru" style:country-asian="RU" style:font-weight-asian="normal" style:font-size-complex="12pt" style:font-weight-complex="normal"/>
    </style:style>
    <style:style style:name="P44" style:family="paragraph" style:parent-style-name="Standard" style:list-style-name="">
      <style:paragraph-properties fo:margin-left="-0.009cm" fo:margin-right="0.212cm" fo:margin-top="0cm" fo:margin-bottom="0.102cm" style:contextual-spacing="false" fo:line-height="107%" fo:text-indent="-0.018cm" style:auto-text-indent="false" style:writing-mode="lr-tb"/>
      <style:text-properties fo:color="#231f20" loext:opacity="100%" style:font-name="Times New Roman" fo:font-size="12pt" fo:font-style="normal" fo:font-weight="normal" officeooo:paragraph-rsid="001c57b2" style:font-name-asian="Calibri2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1f20" loext:opacity="100%" style:font-name="Times New Roman" fo:font-size="14pt" fo:language="ru" fo:country="RU" style:text-underline-style="none" fo:font-weight="normal" officeooo:rsid="0023ef68" officeooo:paragraph-rsid="001b0cb3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P46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/>
      <style:text-properties fo:color="#231f20" loext:opacity="100%" style:font-name="Times New Roman" fo:font-size="14pt" fo:language="ru" fo:country="RU" style:text-underline-style="none" fo:font-weight="normal" officeooo:rsid="00169a8c" officeooo:paragraph-rsid="001cc91a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P47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/>
      <style:text-properties fo:color="#231f20" loext:opacity="100%" style:font-name="Times New Roman" fo:font-size="14pt" fo:language="ru" fo:country="RU" style:text-underline-style="none" fo:font-weight="normal" officeooo:rsid="00169a8c" officeooo:paragraph-rsid="001de7d4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P48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1f20" loext:opacity="100%" style:font-name="Times New Roman" fo:font-size="14pt" fo:language="en" fo:country="US" style:text-underline-style="none" fo:font-weight="normal" officeooo:rsid="0023ef68" officeooo:paragraph-rsid="001b0cb3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P49" style:family="paragraph" style:parent-style-name="Standard" style:list-style-name="">
      <style:paragraph-properties fo:margin-left="-0.009cm" fo:margin-right="0.212cm" fo:margin-top="0cm" fo:margin-bottom="0.102cm" style:contextual-spacing="false" fo:line-height="107%" fo:text-indent="-0.018cm" style:auto-text-indent="false" style:writing-mode="lr-tb"/>
    </style:style>
    <style:style style:name="P50" style:family="paragraph" style:parent-style-name="Standard" style:list-style-name="">
      <style:paragraph-properties fo:margin-left="-0.009cm" fo:margin-right="0.212cm" fo:margin-top="0cm" fo:margin-bottom="0.102cm" style:contextual-spacing="false" fo:line-height="107%" fo:text-indent="-0.018cm" style:auto-text-indent="false" style:writing-mode="lr-tb"/>
      <style:text-properties officeooo:paragraph-rsid="001c57b2"/>
    </style:style>
    <style:style style:name="P5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2c4f7"/>
    </style:style>
    <style:style style:name="P53" style:family="paragraph" style:parent-style-name="Standard" style:list-style-name="">
      <style:paragraph-properties fo:margin-left="-0.009cm" fo:margin-right="0.212cm" fo:margin-top="0cm" fo:margin-bottom="0.102cm" style:contextual-spacing="false" fo:line-height="107%" fo:text-indent="-0.018cm" style:auto-text-indent="false" style:writing-mode="lr-tb"/>
      <style:text-properties officeooo:rsid="001b0cb3" officeooo:paragraph-rsid="001b0cb3" style:language-asian="ja" style:country-asian="JP"/>
    </style:style>
    <style:style style:name="P54" style:family="paragraph" style:parent-style-name="Standard">
      <style:text-properties officeooo:rsid="0022c4f7" officeooo:paragraph-rsid="0022c4f7" style:language-asian="ja" style:country-asian="JP"/>
    </style:style>
    <style:style style:name="P55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/>
      <style:text-properties fo:color="#232323" loext:opacity="100%" style:font-name="Calibri Light2" fo:font-size="14pt" fo:language="en" fo:country="US" style:text-underline-style="none" fo:font-weight="bold" officeooo:rsid="0015e5c6" officeooo:paragraph-rsid="001cc91a" style:font-name-asian="Calibri2" style:font-size-asian="12.25pt" style:language-asian="en" style:country-asian="US" style:font-weight-asian="bold" style:font-name-complex="Calibri Light1" style:font-size-complex="14pt" style:font-weight-complex="bold"/>
    </style:style>
    <style:style style:name="P56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fo:font-weight="bold" style:font-size-asian="12pt" style:font-weight-asian="bold" style:font-size-complex="12pt"/>
    </style:style>
    <style:style style:name="P59" style:family="paragraph" style:parent-style-name="Standard">
      <style:text-properties officeooo:paragraph-rsid="001de7d4"/>
    </style:style>
    <style:style style:name="P60" style:family="paragraph" style:parent-style-name="Table_20_Contents">
      <style:text-properties officeooo:rsid="0022c4f7" officeooo:paragraph-rsid="0022c4f7" style:language-asian="ja" style:country-asian="JP"/>
    </style:style>
    <style:style style:name="P61" style:family="paragraph" style:parent-style-name="Table_20_Contents">
      <style:paragraph-properties fo:text-align="center" style:justify-single-word="false"/>
      <style:text-properties officeooo:paragraph-rsid="0022c4f7"/>
    </style:style>
    <style:style style:name="P6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2pt" officeooo:rsid="0022c4f7" officeooo:paragraph-rsid="0022c4f7" style:font-size-asian="12pt" style:font-size-complex="12pt"/>
    </style:style>
    <style:style style:name="P63" style:family="paragraph" style:parent-style-name="Table_20_Contents">
      <style:text-properties fo:color="#000000" loext:opacity="100%" style:font-name="Liberation Serif" fo:font-size="12pt" officeooo:rsid="0022c4f7" officeooo:paragraph-rsid="0022c4f7" style:font-size-asian="12pt" style:font-size-complex="12pt"/>
    </style:style>
    <style:style style:name="P6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2pt" style:font-size-asian="12pt" style:font-size-complex="12pt"/>
    </style:style>
    <style:style style:name="P6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2pt" officeooo:paragraph-rsid="0022c4f7" style:font-size-asian="12pt" style:font-size-complex="12pt"/>
    </style:style>
    <style:style style:name="P66" style:family="paragraph">
      <loext:graphic-properties draw:fill="solid" draw:fill-color="#cccccc"/>
    </style:style>
    <style:style style:name="P67" style:family="paragraph">
      <style:paragraph-properties fo:margin-left="0cm" fo:margin-right="0.212cm" fo:margin-top="0cm" fo:margin-bottom="0.102cm" fo:line-height="105%" fo:text-indent="0cm"/>
    </style:style>
    <style:style style:name="P6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69" style:family="paragraph">
      <style:paragraph-properties fo:text-align="center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72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7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231f20" loext:opacity="100%" style:font-name="Times New Roman" fo:font-size="12pt" style:font-name-asian="Calibri2" style:font-size-asian="12pt" style:language-asian="ru" style:country-asian="RU" style:font-size-complex="12pt"/>
    </style:style>
    <style:style style:name="T2" style:family="text">
      <style:text-properties fo:color="#231f20" loext:opacity="100%" style:font-name="Times New Roman" fo:font-size="12pt" style:text-underline-style="none" fo:font-weight="normal" officeooo:rsid="0023ef68" style:font-name-asian="Calibri2" style:font-size-asian="12pt" style:language-asian="ru" style:country-asian="RU" style:font-weight-asian="normal" style:font-name-complex="Calibri Light1" style:font-size-complex="12pt" style:font-weight-complex="normal"/>
    </style:style>
    <style:style style:name="T3" style:family="text">
      <style:text-properties fo:color="#231f20" loext:opacity="100%" style:font-name="Times New Roman" fo:font-size="12pt" style:font-size-asian="12pt" style:language-asian="ru" style:country-asian="RU" style:font-size-complex="12pt"/>
    </style:style>
    <style:style style:name="T4" style:family="text">
      <style:text-properties fo:color="#231f20" loext:opacity="100%" style:font-name="Times New Roman" fo:font-size="12pt" officeooo:rsid="0023ef68" style:font-size-asian="12pt" style:language-asian="ru" style:country-asian="RU" style:font-size-complex="12pt" style:font-weight-complex="normal"/>
    </style:style>
    <style:style style:name="T5" style:family="text">
      <style:text-properties fo:color="#231f20" loext:opacity="100%" style:font-name="Times New Roman" fo:font-size="12pt" fo:language="ru" fo:country="RU" fo:font-weight="bold" officeooo:rsid="00169a8c" style:font-size-asian="12pt" style:font-weight-asian="bold" style:font-size-complex="12pt" style:font-weight-complex="normal"/>
    </style:style>
    <style:style style:name="T6" style:family="text">
      <style:text-properties fo:color="#231f20" loext:opacity="100%" style:text-underline-style="none" style:font-name-asian="Calibri2" style:language-asian="en" style:country-asian="US" style:font-name-complex="Calibri Light1"/>
    </style:style>
    <style:style style:name="T7" style:family="text">
      <style:text-properties fo:color="#231f20" loext:opacity="100%" style:text-underline-style="none" officeooo:rsid="00126f2e" style:font-name-asian="Calibri2" style:language-asian="en" style:country-asian="US" style:font-name-complex="Calibri Light1"/>
    </style:style>
    <style:style style:name="T8" style:family="text">
      <style:text-properties fo:color="#231f20" loext:opacity="100%" style:text-underline-style="none" officeooo:rsid="0012a1f9" style:font-name-asian="Calibri2" style:language-asian="en" style:country-asian="US" style:font-name-complex="Calibri Light1"/>
    </style:style>
    <style:style style:name="T9" style:family="text">
      <style:text-properties fo:color="#231f20" loext:opacity="100%" style:text-underline-style="none" officeooo:rsid="0015484b" style:font-name-asian="Calibri2" style:language-asian="en" style:country-asian="US" style:font-name-complex="Calibri Light1"/>
    </style:style>
    <style:style style:name="T10" style:family="text">
      <style:text-properties fo:color="#231f20" loext:opacity="100%" style:text-underline-style="none" officeooo:rsid="0015e5c6" style:font-name-asian="Calibri2" style:language-asian="en" style:country-asian="US" style:font-name-complex="Calibri Light1"/>
    </style:style>
    <style:style style:name="T11" style:family="text">
      <style:text-properties fo:color="#231f20" loext:opacity="100%" style:text-underline-style="none" officeooo:rsid="0023f907" style:font-name-asian="Calibri2" style:language-asian="en" style:country-asian="US" style:font-name-complex="Calibri Light1"/>
    </style:style>
    <style:style style:name="T12" style:family="text">
      <style:text-properties fo:color="#231f20" loext:opacity="100%" fo:language="en" fo:country="US" style:text-underline-style="none" style:font-name-asian="Calibri2" style:language-asian="en" style:country-asian="US" style:font-name-complex="Calibri Light1"/>
    </style:style>
    <style:style style:name="T13" style:family="text">
      <style:text-properties fo:color="#231f20" loext:opacity="100%" fo:language="en" fo:country="US" style:text-underline-style="none" officeooo:rsid="00126f2e" style:font-name-asian="Calibri2" style:language-asian="en" style:country-asian="US" style:font-name-complex="Calibri Light1"/>
    </style:style>
    <style:style style:name="T14" style:family="text">
      <style:text-properties fo:color="#231f20" loext:opacity="100%" fo:font-size="12pt" style:font-size-asian="12pt" style:language-asian="ru" style:country-asian="RU"/>
    </style:style>
    <style:style style:name="T15" style:family="text">
      <style:text-properties fo:color="#231f20" loext:opacity="100%" fo:font-size="12pt" officeooo:rsid="0015999d" style:font-size-asian="12pt" style:language-asian="ru" style:country-asian="RU"/>
    </style:style>
    <style:style style:name="T16" style:family="text">
      <style:text-properties fo:color="#231f20" loext:opacity="100%" fo:font-size="12pt" officeooo:rsid="0015e5c6" style:font-size-asian="12pt" style:language-asian="ru" style:country-asian="RU"/>
    </style:style>
    <style:style style:name="T17" style:family="text">
      <style:text-properties fo:color="#231f20" loext:opacity="100%" fo:font-size="12pt" officeooo:rsid="0015484b" style:font-size-asian="12pt" style:language-asian="ru" style:country-asian="RU"/>
    </style:style>
    <style:style style:name="T18" style:family="text">
      <style:text-properties fo:color="#231f20" loext:opacity="100%" fo:font-size="12pt" fo:language="en" fo:country="US" officeooo:rsid="0015999d" style:font-size-asian="12pt" style:language-asian="ru" style:country-asian="RU"/>
    </style:style>
    <style:style style:name="T19" style:family="text">
      <style:text-properties fo:color="#231f20" loext:opacity="100%" fo:language="ru" fo:country="RU" fo:font-weight="normal" officeooo:rsid="00169a8c" style:font-weight-asian="normal" style:font-weight-complex="normal"/>
    </style:style>
    <style:style style:name="T20" style:family="text">
      <style:text-properties fo:color="#231f20" loext:opacity="100%" fo:language="ru" fo:country="RU" fo:font-weight="normal" officeooo:rsid="00169a8c" style:font-size-asian="14pt" style:font-weight-asian="normal" style:font-weight-complex="normal"/>
    </style:style>
    <style:style style:name="T21" style:family="text">
      <style:text-properties fo:color="#231f20" loext:opacity="100%" fo:font-size="14pt" style:text-underline-style="none" officeooo:rsid="0012a1f9" style:font-name-asian="Calibri2" style:font-size-asian="14pt" style:language-asian="en" style:country-asian="US" style:font-name-complex="Calibri Light1" style:font-size-complex="14pt"/>
    </style:style>
    <style:style style:name="T22" style:family="text">
      <style:text-properties fo:color="#231f20" loext:opacity="100%" fo:font-size="14pt" style:text-underline-style="none" officeooo:rsid="0023ef68" style:font-name-asian="Calibri2" style:font-size-asian="14pt" style:language-asian="en" style:country-asian="US" style:font-name-complex="Calibri Light1" style:font-size-complex="14pt"/>
    </style:style>
    <style:style style:name="T23" style:family="text">
      <style:text-properties fo:color="#231f20" loext:opacity="100%" fo:font-size="14pt" fo:language="en" fo:country="US" style:text-underline-style="none" officeooo:rsid="00126f2e" style:font-name-asian="Calibri2" style:font-size-asian="14pt" style:language-asian="en" style:country-asian="US" style:font-name-complex="Calibri Light1" style:font-size-complex="14pt"/>
    </style:style>
    <style:style style:name="T24" style:family="text">
      <style:text-properties fo:color="#231f20" loext:opacity="100%" fo:font-size="14pt" fo:language="en" fo:country="US" style:text-underline-style="none" officeooo:rsid="0012a1f9" style:font-name-asian="Calibri2" style:font-size-asian="14pt" style:language-asian="en" style:country-asian="US" style:font-name-complex="Calibri Light1" style:font-size-complex="14pt"/>
    </style:style>
    <style:style style:name="T25" style:family="text">
      <style:text-properties fo:color="#231f20" loext:opacity="100%" fo:font-weight="normal" officeooo:rsid="001cc91a" style:language-asian="ja" style:country-asian="JP" style:font-weight-asian="normal" style:font-weight-complex="normal"/>
    </style:style>
    <style:style style:name="T26" style:family="text">
      <style:text-properties fo:color="#231f20" loext:opacity="100%" fo:font-weight="normal" officeooo:rsid="0023ef68" style:font-weight-asian="normal" style:font-weight-complex="normal"/>
    </style:style>
    <style:style style:name="T27" style:family="text">
      <style:text-properties fo:color="#231f20" loext:opacity="100%" fo:font-weight="normal" officeooo:rsid="0011ce2d" style:font-size-asian="14pt" style:font-weight-asian="normal" style:font-weight-complex="normal"/>
    </style:style>
    <style:style style:name="T28" style:family="text">
      <style:text-properties fo:color="#231f20" loext:opacity="100%" fo:font-weight="normal" officeooo:rsid="0023ef68" style:font-size-asian="14pt" style:font-weight-asian="normal" style:font-weight-complex="normal"/>
    </style:style>
    <style:style style:name="T29" style:family="text">
      <style:text-properties fo:font-size="14pt" style:text-underline-style="none" style:font-name-asian="Calibri2" style:font-size-asian="14pt" style:language-asian="en" style:country-asian="US" style:font-name-complex="Calibri Light1" style:font-size-complex="14pt"/>
    </style:style>
    <style:style style:name="T30" style:family="text">
      <style:text-properties fo:font-size="14pt" style:text-underline-style="none" officeooo:rsid="0012a1f9" style:font-name-asian="Calibri2" style:font-size-asian="14pt" style:language-asian="en" style:country-asian="US" style:font-name-complex="Calibri Light1" style:font-size-complex="14pt"/>
    </style:style>
    <style:style style:name="T31" style:family="text">
      <style:text-properties fo:font-size="14pt" style:text-underline-style="none" officeooo:rsid="00126f2e" style:font-name-asian="Calibri2" style:font-size-asian="14pt" style:language-asian="en" style:country-asian="US" style:font-name-complex="Calibri Light1" style:font-size-complex="14pt"/>
    </style:style>
    <style:style style:name="T32" style:family="text">
      <style:text-properties fo:font-size="14pt" style:text-underline-style="none" officeooo:rsid="0015999d" style:font-name-asian="Calibri2" style:font-size-asian="14pt" style:language-asian="en" style:country-asian="US" style:font-name-complex="Calibri Light1" style:font-size-complex="14pt"/>
    </style:style>
    <style:style style:name="T33" style:family="text">
      <style:text-properties fo:font-size="14pt" style:text-underline-style="none" officeooo:rsid="0015484b" style:font-name-asian="Calibri2" style:font-size-asian="14pt" style:language-asian="en" style:country-asian="US" style:font-name-complex="Calibri Light1" style:font-size-complex="14pt"/>
    </style:style>
    <style:style style:name="T34" style:family="text">
      <style:text-properties fo:font-size="14pt" style:text-underline-style="none" officeooo:rsid="0012a1f9" style:font-name-asian="Calibri2" style:font-size-asian="14pt" style:language-asian="ja" style:country-asian="JP" style:font-name-complex="Calibri Light1" style:font-size-complex="14pt"/>
    </style:style>
    <style:style style:name="T35" style:family="text">
      <style:text-properties fo:font-size="14pt" fo:language="en" fo:country="US" style:text-underline-style="none" style:font-name-asian="Calibri2" style:font-size-asian="14pt" style:language-asian="en" style:country-asian="US" style:font-name-complex="Calibri Light1" style:font-size-complex="14pt"/>
    </style:style>
    <style:style style:name="T36" style:family="text">
      <style:text-properties fo:font-size="14pt" fo:language="en" fo:country="US" style:text-underline-style="none" officeooo:rsid="00126f2e" style:font-name-asian="Calibri2" style:font-size-asian="14pt" style:language-asian="en" style:country-asian="US" style:font-name-complex="Calibri Light1" style:font-size-complex="14pt"/>
    </style:style>
    <style:style style:name="T37" style:family="text">
      <style:text-properties fo:font-weight="normal" style:font-size-asian="14pt" style:font-weight-asian="normal" style:font-weight-complex="normal"/>
    </style:style>
    <style:style style:name="T38" style:family="text">
      <style:text-properties fo:font-weight="normal" officeooo:rsid="0011ce2d" style:font-size-asian="14pt" style:font-weight-asian="normal" style:font-weight-complex="normal"/>
    </style:style>
    <style:style style:name="T39" style:family="text">
      <style:text-properties fo:language="ru" fo:country="RU" fo:font-weight="normal" style:font-size-asian="14pt" style:font-weight-asian="normal" style:font-weight-complex="normal"/>
    </style:style>
    <style:style style:name="T40" style:family="text">
      <style:text-properties fo:language="ru" fo:country="RU" fo:font-weight="normal" style:font-weight-asian="normal" style:font-weight-complex="normal"/>
    </style:style>
    <style:style style:name="T41" style:family="text">
      <style:text-properties fo:language="ru" fo:country="RU" officeooo:rsid="001cc91a" style:language-asian="ja" style:country-asian="JP"/>
    </style:style>
    <style:style style:name="T42" style:family="text">
      <style:text-properties style:font-name="Times New Roman" fo:font-size="12pt" fo:font-weight="bold" style:font-size-asian="12pt" style:font-weight-asian="bold" style:font-size-complex="12pt"/>
    </style:style>
    <style:style style:name="T4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4" style:family="text">
      <style:text-properties style:font-name="Times New Roman" fo:font-size="12pt" style:font-size-asian="12pt" style:font-size-complex="12pt"/>
    </style:style>
    <style:style style:name="T45" style:family="text">
      <style:text-properties style:font-name="Times New Roman" fo:font-size="12pt" officeooo:rsid="0023975c" style:font-size-asian="12pt" style:language-asian="ja" style:country-asian="JP" style:font-size-complex="12pt"/>
    </style:style>
    <style:style style:name="T46" style:family="text">
      <style:text-properties officeooo:rsid="00223921"/>
    </style:style>
    <style:style style:name="T47" style:family="text">
      <style:text-properties fo:color="#232323" loext:opacity="100%" style:font-name="Calibri Light" fo:font-size="14pt" style:font-size-asian="14pt" style:font-name-complex="Calibri Light1" style:font-size-complex="14pt"/>
    </style:style>
    <style:style style:name="T48" style:family="text">
      <style:text-properties fo:color="#232323" loext:opacity="100%" style:font-name="Calibri Light" fo:font-size="14pt" officeooo:rsid="0023ef68" style:font-size-asian="14pt" style:font-name-complex="Calibri Light1" style:font-size-complex="14pt"/>
    </style:style>
    <style:style style:name="T49" style:family="text">
      <style:text-properties officeooo:rsid="0023ef68"/>
    </style:style>
    <style:style style:name="T50" style:family="text">
      <style:text-properties officeooo:rsid="002177f7"/>
    </style:style>
    <style:style style:name="T51" style:family="text">
      <style:text-properties fo:font-variant="normal" fo:text-transform="none" fo:color="#ececf1" loext:opacity="100%" style:font-name="S hne" fo:font-size="12pt" fo:letter-spacing="normal" fo:font-style="normal" fo:font-weight="normal"/>
    </style:style>
    <style:style style:name="T52" style:family="text">
      <style:text-properties fo:font-variant="normal" fo:text-transform="none" fo:color="#ececf1" loext:opacity="100%" style:font-name="Liberation Mono" fo:font-size="12pt" fo:letter-spacing="normal" fo:font-style="normal" fo:font-weight="normal"/>
    </style:style>
    <style:style style:name="T53" style:family="text">
      <style:text-properties fo:font-variant="normal" fo:text-transform="none" fo:color="#ececf1" loext:opacity="100%" style:font-name="Liberation Serif" fo:font-size="12pt" fo:letter-spacing="normal" fo:font-style="normal" fo:font-weight="normal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55" style:family="text">
      <style:text-properties fo:font-variant="normal" fo:text-transform="none" fo:color="#d1d5db" loext:opacity="100%" style:font-name="S hne" fo:font-size="10.5pt" fo:letter-spacing="normal" fo:font-style="normal" fo:font-weight="normal"/>
    </style:style>
    <style:style style:name="T56" style:family="text">
      <style:text-properties fo:font-variant="normal" fo:text-transform="none" fo:color="#d1d5db" loext:opacity="100%" style:font-name="S hne" fo:font-size="10.5pt" fo:letter-spacing="normal" fo:font-style="normal" fo:font-weight="normal" officeooo:rsid="0022c4f7"/>
    </style:style>
    <style:style style:name="T57" style:family="text">
      <style:text-properties fo:font-variant="normal" fo:text-transform="none" fo:color="#d1d5db" loext:opacity="100%" fo:letter-spacing="normal"/>
    </style:style>
    <style:style style:name="T58" style:family="text">
      <style:text-properties fo:font-variant="normal" fo:text-transform="none" fo:color="#d1d5db" loext:opacity="100%" fo:letter-spacing="normal" fo:font-style="normal" fo:font-weight="normal"/>
    </style:style>
    <style:style style:name="T59" style:family="text">
      <style:text-properties fo:font-variant="normal" fo:text-transform="none" fo:color="#d1d5db" loext:opacity="100%" fo:letter-spacing="normal" fo:font-style="normal" fo:font-weight="normal" officeooo:rsid="0022c4f7"/>
    </style:style>
    <style:style style:name="T60" style:family="text">
      <style:text-properties fo:font-variant="normal" fo:text-transform="none" fo:color="#d1d5db" loext:opacity="100%" fo:font-size="10.5pt" fo:letter-spacing="normal" fo:font-style="normal" fo:font-weight="normal"/>
    </style:style>
    <style:style style:name="T61" style:family="text">
      <style:text-properties fo:font-variant="normal" fo:text-transform="none" fo:color="#d1d5db" loext:opacity="100%" fo:font-size="10.5pt" fo:letter-spacing="normal" fo:font-style="normal" fo:font-weight="normal" officeooo:rsid="0022c4f7"/>
    </style:style>
    <style:style style:name="T62" style:family="text">
      <style:text-properties fo:font-variant="normal" fo:text-transform="none" fo:letter-spacing="normal"/>
    </style:style>
    <style:style style:name="T63" style:family="text">
      <style:text-properties fo:font-variant="normal" fo:text-transform="none" fo:letter-spacing="normal" fo:font-style="normal" fo:font-weight="normal"/>
    </style:style>
    <style:style style:name="T64" style:family="text">
      <style:text-properties fo:font-variant="normal" fo:text-transform="none" fo:letter-spacing="normal" fo:font-style="normal" fo:font-weight="normal" officeooo:rsid="0022c4f7"/>
    </style:style>
    <style:style style:name="T65" style:family="text">
      <style:text-properties officeooo:rsid="0022c4f7" style:language-asian="ja" style:country-asian="JP"/>
    </style:style>
    <style:style style:name="T66" style:family="text">
      <style:text-properties fo:font-size="9pt" fo:font-weight="bold" style:font-size-asian="9pt" style:font-weight-asian="bold" style:font-size-complex="9pt" style:font-weight-complex="bold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color="#232323" loext:opacity="100%" style:font-name="Calibri Light" fo:font-size="9pt" fo:language="en" fo:country="US" style:font-name-asian="Calibri" style:font-size-asian="9pt" style:language-asian="en" style:country-asian="US" style:font-name-complex="Calibri Light" style:font-size-complex="9pt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cccccc" draw:textarea-horizontal-align="justify" draw:textarea-vertical-align="middle" draw:auto-grow-height="false" fo:min-height="1.393cm" fo:min-width="1.917cm" style:run-through="foreground"/>
    </style:style>
    <style:style style:name="gr3" style:family="graphic">
      <style:graphic-properties draw:stroke="none" svg:stroke-color="#000000" draw:fill="none" draw:fill-color="#ffffff" fo:min-height="1.87cm" style:run-through="foreground"/>
      <style:paragraph-properties style:writing-mode="lr-tb"/>
    </style:style>
    <style:style style:name="gr4" style:family="graphic">
      <style:graphic-properties svg:stroke-width="0.079cm" svg:stroke-color="#004586" draw:marker-start-width="0.469cm" draw:marker-end-width="0.469cm" draw:textarea-horizontal-align="center" draw:textarea-vertical-align="middle" fo:padding-top="0.039cm" fo:padding-bottom="0.039cm" fo:padding-left="0.039cm" fo:padding-right="0.039cm" style:run-through="foreground"/>
    </style:style>
    <style:style style:name="gr5" style:family="graphic">
      <style:graphic-properties draw:fill="solid" draw:fill-color="#cccccc" draw:textarea-horizontal-align="justify" draw:textarea-vertical-align="middle" draw:auto-grow-height="false" fo:min-height="1.512cm" fo:min-width="2.646cm" style:run-through="foreground"/>
    </style:style>
    <style:style style:name="gr6" style:family="graphic">
      <style:graphic-properties draw:stroke="none" svg:stroke-color="#000000" draw:fill="none" draw:fill-color="#ffffff" fo:min-height="1.332cm" style:run-through="foreground"/>
    </style:style>
    <style:style style:name="gr7" style:family="graphic">
      <style:graphic-properties draw:stroke="none" svg:stroke-color="#000000" draw:fill="none" draw:fill-color="#ffffff" fo:min-height="1.512cm" style:run-through="foreground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97cm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614cm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17cm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29cm" style:run-through="foreground"/>
      <style:paragraph-properties style:writing-mode="lr-tb"/>
    </style:style>
    <style:style style:name="gr13" style:family="graphic">
      <style:graphic-properties svg:stroke-width="0.101cm" svg:stroke-color="#004586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/>
    </style:style>
    <style:style style:name="gr14" style:family="graphic">
      <style:graphic-properties draw:fill="solid" draw:fill-color="#cccccc" draw:textarea-horizontal-align="justify" draw:textarea-vertical-align="middle" draw:auto-grow-height="false" fo:min-height="1.469cm" fo:min-width="3.032cm" style:run-through="foreground"/>
    </style:style>
    <style:style style:name="gr15" style:family="graphic">
      <style:graphic-properties draw:fill="solid" draw:fill-color="#cccccc" draw:textarea-horizontal-align="justify" draw:textarea-vertical-align="middle" draw:auto-grow-height="false" fo:min-height="1.663cm" fo:min-width="3.034cm" style:run-through="foreground"/>
    </style:style>
    <style:style style:name="gr16" style:family="graphic">
      <style:graphic-properties draw:stroke="none" svg:stroke-color="#000000" draw:fill="none" draw:fill-color="#ffffff" fo:min-height="1.469cm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926cm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47cm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097cm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462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Документ о концепции и границах проекта</text:p>
      <text:h text:style-name="P34" text:outline-level="2">1. Бизнес-требования<text:tab/></text:h>
      <text:h text:style-name="P36" text:outline-level="3">1.1. Исходные данные</text:h>
      <text:h text:style-name="P53" text:outline-level="3">Многие игроки сталкиваются с проблемой того, что на рынке существует огромное количество игр, но не всегда они находят игры, которые соответствуют их интересам и предпочтениям. Большинство игр создается для массовой аудитории, и не всегда удается найти игру, которая подойдет для конкретного игрока.</text:h>
      <text:h text:style-name="P36" text:outline-level="3">1.2. Возможности бизнеса</text:h>
      <text:h text:style-name="P49" text:outline-level="3">Создание нейросети, которая будет создавать игры по запросу пользователя, позволит игрокам получать игры, которые соответствуют их интересам и предпочтениям. Нейросеть будет анализировать информацию о предпочтениях пользователя и создавать игру на основе этих данных. Кроме того, нейросеть будет учитывать популярность различных игровых жанров и элементов искусственного интеллекта, чтобы создавать игры, которые будут интересны большинству игроков.</text:h>
      <text:h text:style-name="P36" text:outline-level="3">1.3. Бизнес-цели</text:h>
      <text:h text:style-name="P41" text:outline-level="3">BO-1 Увеличить количество зарегистрированных пользователей на 20% в течение первого года после выпуска нейросети. Масштабы: количество новых зарегистрированных пользователей нейросети. Способ измерения: система учета новых пользователей нейросети. Показатели в прошлом: нет. Планируемые показатели: увеличение на 20% за первый год. Обязательные показатели: увеличение на 10% за первый год. </text:h>
      <text:h text:style-name="P42" text:outline-level="3">BO-2 Увеличить количество ежемесячных активных пользователей на 30% в течение первого года после выпуска нейросети. Масштабы: количество ежемесячных активных пользователей нейросети. Способ измерения: система учета активных пользователей нейросети. Показатели в прошлом: нет. Планируемые показатели: увеличение на 30% за первый год. Обязательные показатели: увеличение на 20% за первый год. </text:h>
      <text:h text:style-name="P42" text:outline-level="3">BO-3 Повысить уровень удовлетворенности пользователей нейросети на 0,5 балла по шкале от 1 до 5 в течение первого года после выпуска системы. Масштабы: уровень удовлетворенности пользователей нейросети. Способ измерения: ежегодный опрос пользователей нейросети. Показатели в прошлом: нет. Планируемые показатели: увеличение на 0,5 баллов за первый год. Обязательные показатели: увеличение на 0,3 балла за первый год.</text:h>
      <text:h text:style-name="P36" text:outline-level="3">1.4. Критерии успеха</text:h>
      <text:h text:style-name="P50" text:outline-level="3">SM-1 50% пользователей нейросети должны создавать игры более одного раза в месяц через нейросеть. </text:h>
      <text:h text:style-name="P50" text:outline-level="3">SM-2 Достичь увеличения количества новых зарегистрированных пользователей на 20% в течение первого квартала после выпуска системы. </text:h>
      <text:h text:style-name="P50" text:outline-level="3">SM-3 Обеспечить стабильную работу нейросети, которая будет создавать более 90% игр, удовлетворяющих требованиям пользователя.</text:h>
      <text:h text:style-name="P36" text:outline-level="3">1.5. Видение решения</text:h>
      <text:h text:style-name="P43" text:outline-level="3">Нейросеть, создающая игру по запросу пользователя, будет доступна в виде приложения для компьютеров и мобильных устройств. Пользователи смогут описать свои интересы и предпочтения, а нейросеть будет создавать игры, которые соответствуют этим требованиям. Улучшение качества игр, рассчитанных на конкретного игрока, позволит пользователю получать удовольствие от игры и повысит их лояльность к нейросети.</text:h>
      <text:h text:style-name="P36" text:outline-level="3"><text:soft-page-break/>1.6. Бизнес-риски</text:h>
      <text:h text:style-name="P50" text:outline-level="3">RI-1 Отрицательная реакция пользователей на качество созданных игр, что может привести к уменьшению прибыли. (Вероятность = 0,5; ущерб = 7.) </text:h>
      <text:h text:style-name="P50" text:outline-level="3">RI-2 Отсутствие регулярных обновлений и развития проекта, что может привести к потере пользователей и уменьшению прибыли. (Вероятность = 0,3; ущерб = 8.) </text:h>
      <text:h text:style-name="P50" text:outline-level="3">RI-3 Неэффективность использования нейросети, что может привести к потере инвестиций в проект. (Вероятность = 0,2; ущерб = 10.)</text:h>
      <text:h text:style-name="P36" text:outline-level="3">1.7. Предположения и зависимости</text:h>
      <text:h text:style-name="P44" text:outline-level="3">AS-1 Наличие специалистов в области машинного обучения и алгоритмов генерации контента для разработки системы. </text:h>
      <text:h text:style-name="P44" text:outline-level="3">AS-2 Наличие инфраструктуры для хранения и обработки больших объемов данных. </text:h>
      <text:h text:style-name="P44" text:outline-level="3">DE-1 Система должна работать на различных устройствах (компьютерах, планшетах, телефонах) и операционных системах.</text:h>
      <text:h text:style-name="P38" text:outline-level="3"/>
      <text:h text:style-name="P35" text:outline-level="2">2. Рамки и ограничения проекта</text:h>
      <text:p text:style-name="P40">2.1. Основные функции</text:p>
      <text:p text:style-name="P9"><text:span text:style-name="T29">F</text:span><text:span text:style-name="T36">U</text:span><text:span text:style-name="T29">-1: </text:span><text:span text:style-name="T31">Выбор языка программирования </text:span><text:span text:style-name="T32">и вид </text:span><text:span text:style-name="T31">игр;</text:span></text:p>
      <text:p text:style-name="P9"><text:span text:style-name="T29">F</text:span><text:span text:style-name="T36">U</text:span><text:span text:style-name="T29">-</text:span><text:span text:style-name="T35">2: </text:span><text:span text:style-name="T30">Автоматическое </text:span><text:span text:style-name="T34">написание</text:span><text:span text:style-name="T30"> кода, согласно запросам пользователя;</text:span></text:p>
      <text:p text:style-name="P9"><text:span text:style-name="T29">F</text:span><text:span text:style-name="T36">U</text:span><text:span text:style-name="T29">-</text:span><text:span text:style-name="T35">3: </text:span><text:span text:style-name="T31">Возможность редактирования</text:span><text:span text:style-name="T33">, </text:span><text:span text:style-name="T31">удаление </text:span><text:span text:style-name="T33">или сохранение</text:span><text:span text:style-name="T31"> кода</text:span><text:span text:style-name="T33">:</text:span></text:p>
      <text:p text:style-name="P9"><text:span text:style-name="T29">F</text:span><text:span text:style-name="T36">U</text:span><text:span text:style-name="T29">-</text:span><text:span text:style-name="T35">4: </text:span><text:span text:style-name="T30">Возможность посмотреть предварительный результат;</text:span></text:p>
      <text:p text:style-name="P9"><text:span text:style-name="T29">F</text:span><text:span text:style-name="T36">U</text:span><text:span text:style-name="T29">-</text:span><text:span text:style-name="T35">5: </text:span><text:span text:style-name="T30">Обеспечение доступа к приложению через телефон, планшет или через внешнее подключение к Интернету для авторизованных сотрудников;</text:span></text:p>
      <text:p text:style-name="P9"><text:span text:style-name="T21">F</text:span><text:span text:style-name="T23">U</text:span><text:span text:style-name="T21">-</text:span><text:span text:style-name="T22">6</text:span><text:span text:style-name="T24">: </text:span><text:span text:style-name="T22">Платная подписка для расширения функционала приложения, а также пробная подписка на небольшой период времени</text:span></text:p>
      <text:p text:style-name="P45"/>
      <text:p text:style-name="P45"><draw:g text:anchor-type="as-char" draw:z-index="0" draw:name="DrawObject1" draw:style-name="gr1"><draw:custom-shape draw:name="Фигура 1" draw:style-name="gr2" draw:text-style-name="P66" svg:width="2.712cm" svg:height="1.969cm" svg:x="12.959cm" svg:y="4.1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Врезка 1" draw:style-name="gr3" draw:text-style-name="P68" svg:width="2.006cm" svg:height="1.87cm" svg:x="13.342cm" svg:y="4.38cm"><draw:text-box><text:p><text:span text:style-name="T66">Система</text:span></text:p><text:p><text:span text:style-name="T66">Game Creation </text:span></text:p><text:p><text:span text:style-name="T66">Assistant</text:span><text:span text:style-name="T67"> </text:span></text:p><text:p text:style-name="P67"><text:span text:style-name="T68"/></text:p></draw:text-box></draw:frame><draw:line draw:name="Линия 1" draw:style-name="gr4" draw:text-style-name="P69" svg:x1="7.391cm" svg:y1="1.91cm" svg:x2="10.898cm" svg:y2="5.17cm"><text:p/></draw:line><draw:custom-shape draw:name="Фигура 2" draw:style-name="gr5" draw:text-style-name="P66" svg:width="2.647cm" svg:height="1.512cm" svg:x="5.867cm" svg:y="0.557cm"><text:p/><draw:enhanced-geometry svg:viewBox="0 0 21600 21600" draw:type="rectangle" draw:enhanced-path="M 0 0 L 21600 0 21600 21600 0 21600 0 0 Z N"/></draw:custom-shape><draw:frame draw:name="Врезка 2" draw:style-name="gr6" draw:text-style-name="P70" svg:width="2.832cm" svg:height="1.333cm" svg:x="3.766cm" svg:y="7.472cm"><draw:text-box><text:p/></draw:text-box></draw:frame><draw:frame draw:name="Врезка 3" draw:style-name="gr7" draw:text-style-name="P71" svg:width="3.088cm" svg:height="1.512cm" svg:x="6.013cm" svg:y="0.97cm"><draw:text-box><text:p><text:span text:style-name="T69">Досуп к </text:span><text:span text:style-name="T66">Game Creation <text:s/>Assistant </text:span></text:p></draw:text-box></draw:frame><draw:line draw:name="Линия 2" draw:style-name="gr8" draw:text-style-name="P69" svg:x1="9.483cm" svg:y1="3.818cm" svg:x2="10.632cm" svg:y2="0.908cm"><text:p/></draw:line><draw:line draw:name="Линия 3" draw:style-name="gr8" draw:text-style-name="P69" svg:x1="8.6cm" svg:y1="3.083cm" svg:x2="6.802cm" svg:y2="3.642cm"><text:p/></draw:line><draw:line draw:name="Линия 4" draw:style-name="gr8" draw:text-style-name="P69" svg:x1="9.868cm" svg:y1="2.906cm" svg:x2="11.045cm" svg:y2="2.818cm"><text:p/></draw:line><draw:line draw:name="Линия 5" draw:style-name="gr8" draw:text-style-name="P69" svg:x1="10.042cm" svg:y1="2.287cm" svg:x2="9.689cm" svg:y2="1.313cm"><text:p/></draw:line><draw:frame draw:name="Врезка 4" draw:style-name="gr9" draw:text-style-name="P72" svg:width="2.446cm" svg:height="0.971cm" svg:x="10.192cm" svg:y="0cm"><draw:text-box><text:p><text:span text:style-name="T66">Мобильные устройства</text:span></text:p></draw:text-box></draw:frame><draw:frame draw:name="Врезка 5" draw:style-name="gr10" draw:text-style-name="P68" svg:width="2.299cm" svg:height="0.615cm" svg:x="8.807cm" svg:y="0.97cm"><draw:text-box><text:p><text:span text:style-name="T67">Смартфон</text:span></text:p></draw:text-box></draw:frame><draw:frame draw:name="Врезка 6" draw:style-name="gr11" draw:text-style-name="P68" svg:width="2.181cm" svg:height="0.618cm" svg:x="11.192cm" svg:y="2.464cm"><draw:text-box><text:p><text:span text:style-name="T67">Планшет</text:span></text:p></draw:text-box></draw:frame><draw:frame draw:name="Врезка 7" draw:style-name="gr12" draw:text-style-name="P72" svg:width="2.564cm" svg:height="0.53cm" svg:x="5.655cm" svg:y="3.112cm"><draw:text-box><text:p><text:span text:style-name="T66">Интернет</text:span></text:p></draw:text-box></draw:frame><draw:line draw:name="Линия 6" draw:style-name="gr13" draw:text-style-name="P69" svg:x1="0cm" svg:y1="5.171cm" svg:x2="12.965cm" svg:y2="5.143cm"><text:p/></draw:line><draw:line draw:name="Линия 7" draw:style-name="gr4" draw:text-style-name="P69" svg:x1="2.473cm" svg:y1="2.208cm" svg:x2="5.685cm" svg:y2="5.17cm"><text:p/></draw:line><draw:custom-shape draw:name="Фигура 3" draw:style-name="gr14" draw:text-style-name="P66" svg:width="3.033cm" svg:height="1.47cm" svg:x="0.912cm" svg:y="0.882cm"><text:p/><draw:enhanced-geometry svg:viewBox="0 0 21600 21600" draw:type="rectangle" draw:enhanced-path="M 0 0 L 21600 0 21600 21600 0 21600 0 0 Z N"/></draw:custom-shape><draw:line draw:name="Линия 8" draw:style-name="gr4" draw:text-style-name="P69" svg:x1="8.217cm" svg:y1="5.171cm" svg:x2="5.066cm" svg:y2="7.473cm"><text:p/></draw:line><draw:custom-shape draw:name="Фигура 4" draw:style-name="gr15" draw:text-style-name="P66" svg:width="3.035cm" svg:height="1.664cm" svg:x="3.563cm" svg:y="7.472cm"><text:p/><draw:enhanced-geometry svg:viewBox="0 0 21600 21600" draw:type="rectangle" draw:enhanced-path="M 0 0 L 21600 0 21600 21600 0 21600 0 0 Z N"/></draw:custom-shape><draw:frame draw:name="Врезка 8" draw:style-name="gr16" draw:text-style-name="P73" svg:width="3.035cm" svg:height="1.47cm" svg:x="3.563cm" svg:y="7.666cm"><draw:text-box><text:p>Выбор характеристики создания игр</text:p></draw:text-box></draw:frame><draw:frame draw:name="Врезка 9" draw:style-name="gr16" draw:text-style-name="P71" svg:width="3.033cm" svg:height="1.47cm" svg:x="0.912cm" svg:y="1.025cm"><draw:text-box><text:p><text:span text:style-name="T69">Подписка на дополнительные функции</text:span></text:p></draw:text-box></draw:frame><draw:line draw:name="Линия 9" draw:style-name="gr8" draw:text-style-name="P69" svg:x1="8.624cm" svg:y1="4.284cm" svg:x2="10cm" svg:y2="4.319cm"><text:p/></draw:line><draw:frame draw:name="Врезка 10" draw:style-name="gr17" draw:text-style-name="P72" svg:width="1.906cm" svg:height="0.733cm" svg:x="6.93cm" svg:y="4.092cm"><draw:text-box><text:p><text:span text:style-name="T66">Интрасеть</text:span></text:p></draw:text-box></draw:frame><draw:line draw:name="Линия 10" draw:style-name="gr8" draw:text-style-name="P69" svg:x1="2.344cm" svg:y1="3.252cm" svg:x2="4.178cm" svg:y2="3.85cm"><text:p/></draw:line><draw:line draw:name="Линия 11" draw:style-name="gr8" draw:text-style-name="P69" svg:x1="3.754cm" svg:y1="3.461cm" svg:x2="4.707cm" svg:y2="2.456cm"><text:p/></draw:line><draw:frame draw:name="Врезка 11" draw:style-name="gr17" draw:text-style-name="P72" svg:width="1.8cm" svg:height="0.733cm" svg:x="1.145cm" svg:y="2.907cm"><draw:text-box><text:p><text:span text:style-name="T66">Отмена подписки</text:span></text:p></draw:text-box></draw:frame><draw:frame draw:name="Врезка 12" draw:style-name="gr18" draw:text-style-name="P72" svg:width="1.624cm" svg:height="0.927cm" svg:x="4.35cm" svg:y="1.778cm"><draw:text-box><text:p><text:span text:style-name="T66">Создание подписки</text:span></text:p></draw:text-box></draw:frame><draw:line draw:name="Линия 12" draw:style-name="gr8" draw:text-style-name="P69" svg:x1="3.05cm" svg:y1="4.697cm" svg:x2="4.779cm" svg:y2="4.45cm"><text:p/></draw:line><draw:frame draw:name="Врезка 13" draw:style-name="gr19" draw:text-style-name="P72" svg:width="1.447cm" svg:height="0.847cm" svg:x="1.533cm" svg:y="4.239cm"><draw:text-box><text:p><text:span text:style-name="T66">Пробная подписка</text:span></text:p></draw:text-box></draw:frame><draw:line draw:name="Линия 13" draw:style-name="gr8" draw:text-style-name="P69" svg:x1="6.823cm" svg:y1="6.206cm" svg:x2="7.282cm" svg:y2="7.614cm"><text:p/></draw:line><draw:line draw:name="Линия 14" draw:style-name="gr8" draw:text-style-name="P69" svg:x1="4.89cm" svg:y1="6.385cm" svg:x2="6.225cm" svg:y2="6.632cm"><text:p/></draw:line><draw:frame draw:name="Врезка 14" draw:style-name="gr20" draw:text-style-name="P72" svg:width="1.835cm" svg:height="1.098cm" svg:x="3.231cm" svg:y="5.786cm"><draw:text-box><text:p><text:span text:style-name="T66">Выбор языка для создания</text:span></text:p></draw:text-box></draw:frame><draw:frame draw:name="Врезка 15" draw:style-name="gr21" draw:text-style-name="P72" svg:width="2.223cm" svg:height="1.463cm" svg:x="7.495cm" svg:y="7.126cm"><draw:text-box><text:p><text:span text:style-name="T66">Возможность редоктирования и сохранения результатов</text:span></text:p></draw:text-box></draw:frame></draw:g></text:p>
      <text:p text:style-name="P2"><text:span text:style-name="T2">Частичное</text:span><text:span text:style-name="T1"> дерево функций системы Cafeteria Ordering System</text:span></text:p>
      <text:p text:style-name="P45"/>
      <text:h text:style-name="P37" text:outline-level="3"><text:soft-page-break/></text:h>
      <text:h text:style-name="P39" text:outline-level="3">2.2. Состав первого и последующих выпусков системы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0">Функция</text:p>
          </table:table-cell>
          <table:table-cell table:style-name="Таблица1.A1" office:value-type="string">
            <text:p text:style-name="P11">Выпуск 1</text:p>
          </table:table-cell>
          <table:table-cell table:style-name="Таблица1.A1" office:value-type="string">
            <text:p text:style-name="P11">Выпуск 2</text:p>
          </table:table-cell>
          <table:table-cell table:style-name="Таблица1.D1" office:value-type="string">
            <text:p text:style-name="P11">Выпуск 3</text:p>
          </table:table-cell>
        </table:table-row>
        <table:table-row>
          <table:table-cell table:style-name="Таблица1.A2" office:value-type="string">
            <text:p text:style-name="P8"><text:span text:style-name="T6">F</text:span><text:span text:style-name="T13">U</text:span><text:span text:style-name="T6">-1: </text:span><text:span text:style-name="T7">Выбор языка программирования</text:span></text:p>
          </table:table-cell>
          <table:table-cell table:style-name="Таблица1.A2" office:value-type="string">
            <text:p text:style-name="P19"><text:span text:style-name="T14">Только стандартные </text:span><text:span text:style-name="T15">языки программирования </text:span><text:span text:style-name="T18">C/C++ </text:span><text:span text:style-name="T15">и </text:span><text:span text:style-name="T18">C#, </text:span><text:span text:style-name="T15">создание игр только для телефонов или планшетов</text:span></text:p>
          </table:table-cell>
          <table:table-cell table:style-name="Таблица1.A2" office:value-type="string">
            <text:p text:style-name="P12">Выбор любого языка программирования, возможность создавать браузерные игры</text:p>
          </table:table-cell>
          <table:table-cell table:style-name="Таблица1.D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8"><text:span text:style-name="T6">F</text:span><text:span text:style-name="T13">U</text:span><text:span text:style-name="T6">-</text:span><text:span text:style-name="T12">2: </text:span><text:span text:style-name="T8">Автоматическое написание кода</text:span></text:p>
          </table:table-cell>
          <table:table-cell table:style-name="Таблица1.A2" office:value-type="string">
            <text:p text:style-name="P21"><text:span text:style-name="T14">Реализована</text:span><text:span text:style-name="T16">, с недочетами</text:span></text:p>
          </table:table-cell>
          <table:table-cell table:style-name="Таблица1.A2" office:value-type="string">
            <text:p text:style-name="P14">Реализована полностью</text:p>
          </table:table-cell>
          <table:table-cell table:style-name="Таблица1.D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8"><text:span text:style-name="T6">F</text:span><text:span text:style-name="T13">U</text:span><text:span text:style-name="T6">-</text:span><text:span text:style-name="T12">3: </text:span><text:span text:style-name="T7">редактировани</text:span><text:span text:style-name="T9">е, сохранение </text:span><text:span text:style-name="T7">или удаление кода</text:span></text:p>
          </table:table-cell>
          <table:table-cell table:style-name="Таблица1.A2" office:value-type="string">
            <text:p text:style-name="P19"><text:span text:style-name="T17">Р</text:span><text:span text:style-name="T14">еализован</text:span><text:span text:style-name="T17">а </text:span><text:span text:style-name="T15">полностью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D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8"><text:span text:style-name="T6">F</text:span><text:span text:style-name="T13">U</text:span><text:span text:style-name="T6">-</text:span><text:span text:style-name="T12">4: </text:span><text:span text:style-name="T8">Возможность <text:s/>посмотреть предварительный результат</text:span></text:p>
          </table:table-cell>
          <table:table-cell table:style-name="Таблица1.A2" office:value-type="string">
            <text:p text:style-name="P18">Не реализована</text:p>
          </table:table-cell>
          <table:table-cell table:style-name="Таблица1.A2" office:value-type="string">
            <text:p text:style-name="P15">Реализация, если позволит время</text:p>
          </table:table-cell>
          <table:table-cell table:style-name="Таблица1.D2" office:value-type="string">
            <text:p text:style-name="P15">Реализована полностью</text:p>
          </table:table-cell>
        </table:table-row>
        <table:table-row>
          <table:table-cell table:style-name="Таблица1.A2" office:value-type="string">
            <text:p text:style-name="P8"><text:span text:style-name="T6">F</text:span><text:span text:style-name="T13">U</text:span><text:span text:style-name="T6">-</text:span><text:span text:style-name="T12">5: </text:span><text:span text:style-name="T10">Доступ к системе</text:span></text:p>
          </table:table-cell>
          <table:table-cell table:style-name="Таблица1.A2" office:value-type="string">
            <text:p text:style-name="P19"><text:span text:style-name="T14">Интрасеть и доступ через Интернет извн</text:span><text:span text:style-name="T16">е</text:span></text:p>
          </table:table-cell>
          <table:table-cell table:style-name="Таблица1.A2" office:value-type="string">
            <text:p text:style-name="P20"><text:span text:style-name="T14">Приложени</text:span><text:span text:style-name="T16">я</text:span><text:span text:style-name="T14"> для телефонов и планшетов с iOS и Android</text:span></text:p>
          </table:table-cell>
          <table:table-cell table:style-name="Таблица1.D2" office:value-type="string">
            <text:p text:style-name="P16">Приложения для телефонов и планшетов с Windows Phone</text:p>
          </table:table-cell>
        </table:table-row>
        <table:table-row>
          <table:table-cell table:style-name="Таблица1.A2" office:value-type="string">
            <text:p text:style-name="P8"><text:span text:style-name="T6">F</text:span><text:span text:style-name="T13">U</text:span><text:span text:style-name="T6">-</text:span><text:span text:style-name="T11">6</text:span><text:span text:style-name="T12">: </text:span><text:span text:style-name="T11">Платная подписка</text:span></text:p>
          </table:table-cell>
          <table:table-cell table:style-name="Таблица1.A2" office:value-type="string">
            <text:p text:style-name="P18">Не реализована</text:p>
          </table:table-cell>
          <table:table-cell table:style-name="Таблица1.A2" office:value-type="string">
            <text:p text:style-name="P17">Реализация, если позволит время</text:p>
          </table:table-cell>
          <table:table-cell table:style-name="Таблица1.D2" office:value-type="string">
            <text:p text:style-name="P16">Реализована полностью</text:p>
          </table:table-cell>
        </table:table-row>
      </table:table>
      <text:p text:style-name="P48"/>
      <text:p text:style-name="P3"><text:span text:style-name="T4">2.3. </text:span><text:span text:style-name="T3">Ограничения и исключения</text:span></text:p>
      <text:h text:style-name="P55" text:outline-level="3"><text:span text:style-name="T41">Li</text:span>-1: <text:span text:style-name="T40">Приложение </text:span><text:span text:style-name="T38">Game </text:span><text:span text:style-name="T37">C</text:span><text:span text:style-name="T38">reation </text:span><text:span text:style-name="T37">A</text:span><text:span text:style-name="T38">ssistant </text:span><text:span text:style-name="T39">не способно создавать игры для ПК;</text:span></text:h>
      <text:h text:style-name="P55" text:outline-level="3"><text:span text:style-name="T25">Li</text:span><text:span text:style-name="T26">-2: </text:span><text:span text:style-name="T19"><text:s/></text:span><text:span text:style-name="T27">Game </text:span><text:span text:style-name="T28">C</text:span><text:span text:style-name="T27">reation </text:span><text:span text:style-name="T28">A</text:span><text:span text:style-name="T27">ssistant </text:span><text:span text:style-name="T20">не всегда выдает то, что хотел увидеть пользователь, поэтому необходимы уточнения.</text:span></text:h>
      <text:h text:style-name="P46" text:outline-level="3"/>
      <text:p text:style-name="P1"><text:span text:style-name="T5">3. </text:span><text:span text:style-name="T42">Бизнес контекст</text:span></text:p>
      <text:p text:style-name="P23"/>
      <text:p text:style-name="P56">3.1. Профили заинтересованных лиц</text:p>
      <text:h text:style-name="P47" text:outline-level="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">Заинтересованное лицо</text:p>
          </table:table-cell>
          <table:table-cell table:style-name="Таблица2.A1" office:value-type="string">
            <text:p text:style-name="P4">Основная ценность</text:p>
          </table:table-cell>
          <table:table-cell table:style-name="Таблица2.A1" office:value-type="string">
            <text:p text:style-name="P4">Отношение</text:p>
          </table:table-cell>
          <table:table-cell table:style-name="Таблица2.A1" office:value-type="string">
            <text:p text:style-name="P4">Основные интересы</text:p>
          </table:table-cell>
          <table:table-cell table:style-name="Таблица2.A1" office:value-type="string">
            <text:p text:style-name="P4">Ограничения</text:p>
          </table:table-cell>
        </table:table-row>
        <table:table-row table:style-name="Таблица2.1">
          <table:table-cell table:style-name="Таблица2.A1" office:value-type="string">
            <text:p text:style-name="P5">Руководство компании</text:p>
          </table:table-cell>
          <table:table-cell table:style-name="Таблица2.A1" office:value-type="string">
            <text:p text:style-name="P5">Увеличение производительности труда сотрудников; <text:soft-page-break/>сокращение затрат <text:span text:style-name="T46">на обслуживание приложения</text:span></text:p>
          </table:table-cell>
          <table:table-cell table:style-name="Таблица2.A1" office:value-type="string">
            <text:p text:style-name="P5">Сильная поддержка вплоть до выпуска 2; <text:soft-page-break/>поддержка выпуска 3 в зависимости от результатов предыдущих выпусков</text:p>
          </table:table-cell>
          <table:table-cell table:style-name="Таблица2.A1" office:value-type="string">
            <text:p text:style-name="P5">Экономия расходов должна превысить <text:soft-page-break/>затраты на разработку и использование</text:p>
          </table:table-cell>
          <table:table-cell table:style-name="Таблица2.A1" office:value-type="string">
            <text:p text:style-name="P5">Не определены</text:p>
          </table:table-cell>
        </table:table-row>
        <table:table-row table:style-name="Таблица2.1">
          <table:table-cell table:style-name="Таблица2.A1" office:value-type="string">
            <text:p text:style-name="P6">Программисты </text:p>
          </table:table-cell>
          <table:table-cell table:style-name="Таблица2.A1" office:value-type="string">
            <text:p text:style-name="P5">Более эффективное использование рабочего времени сотрудников в течение дня; большее удовлетворение клиентов</text:p>
          </table:table-cell>
          <table:table-cell table:style-name="Таблица2.A1" office:value-type="string">
            <text:p text:style-name="P5">Озабоченность <text:s/>возможным сокращением персонала; в остальном — все воспринимается нормально</text:p>
          </table:table-cell>
          <table:table-cell table:style-name="Таблица2.A1" office:value-type="string">
            <text:p text:style-name="P5">Сохранение рабочих мест</text:p>
          </table:table-cell>
          <table:table-cell table:style-name="Таблица2.A1" office:value-type="string">
            <text:p text:style-name="P5">Необходимость обучения сотрудников работе с Интернетом <text:span text:style-name="T46">и созданием ПО</text:span>; </text:p>
          </table:table-cell>
        </table:table-row>
        <table:table-row table:style-name="Таблица2.1">
          <table:table-cell table:style-name="Таблица2.A1" office:value-type="string">
            <text:p text:style-name="P6">Пользователи</text:p>
          </table:table-cell>
          <table:table-cell table:style-name="Таблица2.A1" office:value-type="string">
            <text:p text:style-name="P6">Покупка дополнительных функций приложения;</text:p>
            <text:p text:style-name="P5"><text:span text:style-name="T46">Э</text:span>кономия времени; <text:span text:style-name="T46">У</text:span>добство;</text:p>
          </table:table-cell>
          <table:table-cell table:style-name="Таблица2.A1" office:value-type="string">
            <text:p text:style-name="P22"><text:span text:style-name="T47">Большой энтузиазм, но могут использовать систему меньше, чем ожидаетс</text:span><text:span text:style-name="T48">я</text:span></text:p>
          </table:table-cell>
          <table:table-cell table:style-name="Таблица2.A1" office:value-type="string">
            <text:p text:style-name="P5">Простота использования; </text:p>
            <text:p text:style-name="P7">Ожидаемая функциональность</text:p>
          </table:table-cell>
          <table:table-cell table:style-name="Таблица2.A1" office:value-type="string">
            <text:p text:style-name="P5">Необходимость доступа к корпоративной интрасети, к Интернету или требуется мобильное устройство</text:p>
          </table:table-cell>
        </table:table-row>
        <table:table-row table:style-name="Таблица2.1">
          <table:table-cell table:style-name="Таблица2.A1" office:value-type="string">
            <text:p text:style-name="P5">Отдел расчета зарплаты</text:p>
          </table:table-cell>
          <table:table-cell table:style-name="Таблица2.A1" office:value-type="string">
            <text:p text:style-name="P5">Отсутствие какой-либо выгоды</text:p>
          </table:table-cell>
          <table:table-cell table:style-name="Таблица2.A1" office:value-type="string">
            <text:p text:style-name="P5">Не особо счастливы относительно предстоящей работы над ПО, но понимают ценность для компании и сотрудников</text:p>
          </table:table-cell>
          <table:table-cell table:style-name="Таблица2.A1" office:value-type="string">
            <text:p text:style-name="P5">Минимум изменений в текущ<text:span text:style-name="T49">ем </text:span>приложени<text:span text:style-name="T49">и</text:span> расчета зарплаты</text:p>
          </table:table-cell>
          <table:table-cell table:style-name="Таблица2.A1" office:value-type="string">
            <text:p text:style-name="P5">Еще не выделено никаких ресурсов на изменение ПО</text:p>
          </table:table-cell>
        </table:table-row>
        <table:table-row table:style-name="Таблица2.1">
          <table:table-cell table:style-name="Таблица2.A1" office:value-type="string">
            <text:p text:style-name="P5">Менеджеры </text:p>
          </table:table-cell>
          <table:table-cell table:style-name="Таблица2.A1" office:value-type="string">
            <text:p text:style-name="P5">Увеличение <text:span text:style-name="T49">скачиваний приложения</text:span>; выход на новые области рынка для привлечения <text:soft-page-break/>новых клиентов</text:p>
          </table:table-cell>
          <table:table-cell table:style-name="Таблица2.A1" office:value-type="string">
            <text:p text:style-name="P5">Поддерживают, но с осторожностью</text:p>
          </table:table-cell>
          <table:table-cell table:style-name="Таблица2.A1" office:value-type="string">
            <text:p text:style-name="P5">Минимум новых технологий; озабоченность ресурсами <text:soft-page-break/>и затратами, необходимыми для <text:span text:style-name="T49">обслуживания приложения</text:span></text:p>
          </table:table-cell>
          <table:table-cell table:style-name="Таблица2.A1" office:value-type="string">
            <text:p text:style-name="P5">Не определены</text:p>
          </table:table-cell>
        </table:table-row>
      </table:table>
      <text:p text:style-name="P24"/>
      <text:p text:style-name="P58">3.2 Приоритеты проекта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31">Область</text:p>
          </table:table-cell>
          <table:table-cell table:style-name="Таблица4.A1" office:value-type="string">
            <text:p text:style-name="P31">Ограничения</text:p>
          </table:table-cell>
          <table:table-cell table:style-name="Таблица4.A1" office:value-type="string">
            <text:p text:style-name="P31">Движущая сила</text:p>
          </table:table-cell>
          <table:table-cell table:style-name="Таблица4.D1" office:value-type="string">
            <text:p text:style-name="P31">Степень свободы </text:p>
          </table:table-cell>
        </table:table-row>
        <table:table-row>
          <table:table-cell table:style-name="Таблица4.A2" office:value-type="string">
            <text:p text:style-name="Table_20_Contents">Функции </text:p>
          </table:table-cell>
          <table:table-cell table:style-name="Таблица4.A2" office:value-type="string">
            <text:p text:style-name="P32">Создание игр на основе <text:span text:style-name="T50">запросов пользователей</text:span></text:p>
          </table:table-cell>
          <table:table-cell table:style-name="Таблица4.A2" office:value-type="string">
            <text:p text:style-name="P32">Увеличение базы <text:s/>пользователей <text:span text:style-name="T50">и прибыли</text:span></text:p>
          </table:table-cell>
          <table:table-cell table:style-name="Таблица4.D2" office:value-type="string">
            <text:p text:style-name="P32">Ограниченная свобода в выборе технологий</text:p>
          </table:table-cell>
        </table:table-row>
        <table:table-row>
          <table:table-cell table:style-name="Таблица4.A2" office:value-type="string">
            <text:p text:style-name="Table_20_Contents">Качество </text:p>
          </table:table-cell>
          <table:table-cell table:style-name="Таблица4.A2" office:value-type="string">
            <text:p text:style-name="P32">Высокое качество игр и удовлетворенность пользователей</text:p>
          </table:table-cell>
          <table:table-cell table:style-name="Таблица4.A2" office:value-type="string">
            <text:p text:style-name="P32">Улучшение репутации компании</text:p>
          </table:table-cell>
          <table:table-cell table:style-name="Таблица4.D2" office:value-type="string">
            <text:p text:style-name="P32">Ограниченная свобода в изменении функционала</text:p>
          </table:table-cell>
        </table:table-row>
        <table:table-row>
          <table:table-cell table:style-name="Таблица4.A2" office:value-type="string">
            <text:p text:style-name="Table_20_Contents">Сроки </text:p>
          </table:table-cell>
          <table:table-cell table:style-name="Таблица4.A2" office:value-type="string">
            <text:p text:style-name="P32">Своевременное создание игр по запросам пользователей</text:p>
          </table:table-cell>
          <table:table-cell table:style-name="Таблица4.A2" office:value-type="string">
            <text:p text:style-name="P32">Быстрое внедрение на рынок</text:p>
          </table:table-cell>
          <table:table-cell table:style-name="Таблица4.D2" office:value-type="string">
            <text:p text:style-name="P32">Ограниченная свобода в изменении сроков</text:p>
          </table:table-cell>
        </table:table-row>
        <table:table-row>
          <table:table-cell table:style-name="Таблица4.A2" office:value-type="string">
            <text:p text:style-name="Table_20_Contents">Расходы </text:p>
          </table:table-cell>
          <table:table-cell table:style-name="Таблица4.A2" office:value-type="string">
            <text:p text:style-name="P32">Оптимизация затрат на разработку</text:p>
          </table:table-cell>
          <table:table-cell table:style-name="Таблица4.A2" office:value-type="string">
            <text:p text:style-name="P32">Увеличение прибыли</text:p>
          </table:table-cell>
          <table:table-cell table:style-name="Таблица4.D2" office:value-type="string">
            <text:p text:style-name="P32">Ограниченная свобода в выборе поставщиков услуг</text:p>
          </table:table-cell>
        </table:table-row>
        <table:table-row>
          <table:table-cell table:style-name="Таблица4.A2" office:value-type="string">
            <text:p text:style-name="Table_20_Contents">Персонал </text:p>
          </table:table-cell>
          <table:table-cell table:style-name="Таблица4.A2" office:value-type="string">
            <text:p text:style-name="P32">Найм и поддержание высококвалифицированн ых специалистов</text:p>
          </table:table-cell>
          <table:table-cell table:style-name="Таблица4.A2" office:value-type="string">
            <text:p text:style-name="P32">Развитие кадрового потенциала компании</text:p>
          </table:table-cell>
          <table:table-cell table:style-name="Таблица4.D2" office:value-type="string">
            <text:p text:style-name="P32">Ограниченная свобода в изменении штата</text:p>
          </table:table-cell>
        </table:table-row>
      </table:table>
      <text:p text:style-name="P24"/>
      <text:p text:style-name="P57">3.3. Особенности развертывания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Основное действующее лицо </text:p>
          </table:table-cell>
          <table:table-cell table:style-name="Таблица5.B1" office:value-type="string">
            <text:p text:style-name="P32">Вариант использования</text:p>
          </table:table-cell>
        </table:table-row>
        <table:table-row>
          <table:table-cell table:style-name="Таблица5.A2" office:value-type="string">
            <text:p text:style-name="P32">Команда разработчиков</text:p>
          </table:table-cell>
          <table:table-cell table:style-name="Таблица5.B2" office:value-type="string">
            <text:p text:style-name="P32">Установка нейросети на сервер компании и интеграция с веб- сайтом для получения запросов пользователей</text:p>
          </table:table-cell>
        </table:table-row>
      </table:table>
      <text:p text:style-name="P57"/>
      <text:p text:style-name="P24"/>
      <text:p text:style-name="P57">Варианты использования</text:p>
      <text:p text:style-name="P2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Основное действующее лицо</text:p>
          </table:table-cell>
          <table:table-cell table:style-name="Таблица3.B1" office:value-type="string">
            <text:p text:style-name="P25">Вариант использования</text:p>
          </table:table-cell>
        </table:table-row>
        <table:table-row>
          <table:table-cell table:style-name="Таблица3.A2" office:value-type="string">
            <text:p text:style-name="P26">Клиент</text:p>
          </table:table-cell>
          <table:table-cell table:style-name="Таблица3.B2" office:value-type="string">
            <text:p text:style-name="P27">Скачивание приложения</text:p>
            <text:p text:style-name="P28">Обновление приложения при выходе нового ПО</text:p>
            <text:p text:style-name="P28">Покупка <text:span text:style-name="T46">за деньги</text:span> <text:span text:style-name="T46">дополнительных</text:span> новых функций в <text:soft-page-break/>приложении </text:p>
          </table:table-cell>
        </table:table-row>
        <table:table-row>
          <table:table-cell table:style-name="Таблица3.A2" office:value-type="string">
            <text:p text:style-name="P25">Маркетолог</text:p>
          </table:table-cell>
          <table:table-cell table:style-name="Таблица3.B2" office:value-type="string">
            <text:p text:style-name="P29">Выявление целевой аудитории</text:p>
            <text:p text:style-name="P29">Поиск максимально эффективного способа рекламирования продукта </text:p>
          </table:table-cell>
        </table:table-row>
        <table:table-row>
          <table:table-cell table:style-name="Таблица3.A2" office:value-type="string">
            <text:p text:style-name="P25">Программист</text:p>
          </table:table-cell>
          <table:table-cell table:style-name="Таблица3.B2" office:value-type="string">
            <text:p text:style-name="P29">Доработка приложения</text:p>
            <text:p text:style-name="P30">Выпуск обновления</text:p>
            <text:p text:style-name="P30">Поддержание стабильной работы приложения</text:p>
            <text:p text:style-name="P29"/>
          </table:table-cell>
        </table:table-row>
        <table:table-row>
          <table:table-cell table:style-name="Таблица3.A2" office:value-type="string">
            <text:p text:style-name="P25">Дизайнер</text:p>
          </table:table-cell>
          <table:table-cell table:style-name="Таблица3.B2" office:value-type="string">
            <text:p text:style-name="P27">Изменение внешнего вида приложения, учитывая желания пользователей</text:p>
          </table:table-cell>
        </table:table-row>
      </table:table>
      <text:p text:style-name="P24"/>
      <table:table table:name="Таблица6" table:style-name="Таблица6">
        <table:table-column table:style-name="Таблица6.A" table:number-columns-repeated="4"/>
        <table:table-row>
          <table:table-cell table:style-name="Таблица6.A1" office:value-type="string">
            <text:p text:style-name="Standard"><text:span text:style-name="T43">Идентификатор и название варианта использования</text:span></text:p>
          </table:table-cell>
          <table:table-cell table:style-name="Таблица6.B1" table:number-columns-spanned="3" office:value-type="string">
            <text:p text:style-name="P61"><text:span text:style-name="T65">UC-1. </text:span><text:span text:style-name="T54">Автоматическое написание кода игры, согласно запросам пользователя. </text:span><text:line-break/>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Автор</text:span></text:p>
          </table:table-cell>
          <table:table-cell table:style-name="Таблица6.A2" office:value-type="string">
            <text:p text:style-name="Table_20_Contents"/>
          </table:table-cell>
          <table:table-cell table:style-name="Таблица6.A2" office:value-type="string">
            <text:p text:style-name="Standard"><text:span text:style-name="T44">Дата создания</text:span>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Standard"><text:span text:style-name="T44">Основное действующее лицо</text:span></text:p>
          </table:table-cell>
          <table:table-cell table:style-name="Таблица6.A2" office:value-type="string">
            <text:p text:style-name="P60">Нейросеть</text:p>
          </table:table-cell>
          <table:table-cell table:style-name="Таблица6.A2" office:value-type="string">
            <text:p text:style-name="Standard"><text:span text:style-name="T44">Дополнительные действующие лица:</text:span>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Standard"><text:span text:style-name="T44">Описание</text:span></text:p>
          </table:table-cell>
          <table:table-cell table:style-name="Таблица6.D2" table:number-columns-spanned="3" office:value-type="string">
            <text:p text:style-name="P64"><text:span text:style-name="T63">Функция автоматически генерирует код игры, учитывая запросы пользователя</text:span>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Условие-триггер</text:span></text:p>
          </table:table-cell>
          <table:table-cell table:style-name="Таблица6.D2" table:number-columns-spanned="3" office:value-type="string">
            <text:p text:style-name="P64"><text:span text:style-name="T63">Поступление запроса на создание игры от пользователя</text:span>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Предварительные условия</text:span></text:p>
          </table:table-cell>
          <table:table-cell table:style-name="Таблица6.D2" table:number-columns-spanned="3" office:value-type="string">
            <text:p text:style-name="P64"><text:span text:style-name="T63">Наличие достаточной информации о требованиях пользователя</text:span>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Выходные условия</text:span></text:p>
          </table:table-cell>
          <table:table-cell table:style-name="Таблица6.D2" table:number-columns-spanned="3" office:value-type="string">
            <text:p text:style-name="P64"><text:span text:style-name="T63">Автоматически созданный код игры, удовлетворяющий запросы пользователя</text:span>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Нормальное направление</text:span></text:p>
          </table:table-cell>
          <table:table-cell table:style-name="Таблица6.D2" table:number-columns-spanned="3" office:value-type="string">
            <text:p text:style-name="P65"><text:span text:style-name="T63">1. Получение запроса на создание игры от пользователя.</text:span><text:span text:style-name="T62"> </text:span></text:p>
            <text:p text:style-name="P65"><text:span text:style-name="T63">2. Обработка запроса нейросетью, учитывая доступную информацию о пользователе и его требованиях. </text:span></text:p>
            <text:p text:style-name="P65"><text:span text:style-name="T63">3. Автоматическое написание кода игры, соответствующего запросу. </text:span></text:p>
            <text:p text:style-name="P65"><text:span text:style-name="T63">4. Предоставление кода игры пользователю.</text:span>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Альтернативные направления</text:span></text:p>
          </table:table-cell>
          <table:table-cell table:style-name="Таблица6.D2" table:number-columns-spanned="3" office:value-type="string">
            <text:p text:style-name="P64"><text:span text:style-name="T63">Если не удалось получить достаточно информации о требованиях пользователя, то нейросеть может запросить у пользователя дополнительную информацию для уточнения его запроса.</text:span>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Исключения</text:span></text:p>
          </table:table-cell>
          <table:table-cell table:style-name="Таблица6.D2" table:number-columns-spanned="3" office:value-type="string">
            <text:p text:style-name="Table_20_Contents">Если пользователь не предоставляет достаточно информации для создания игры, система не может создать код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Приоритет</text:span></text:p>
          </table:table-cell>
          <table:table-cell table:style-name="Таблица6.D2" table:number-columns-spanned="3" office:value-type="string">
            <text:p text:style-name="P64"><text:span text:style-name="T64">Высокий</text:span>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Standard"><text:span text:style-name="T44">Частота использования</text:span></text:p>
          </table:table-cell>
          <table:table-cell table:style-name="Таблица6.D2" table:number-columns-spanned="3" office:value-type="string">
            <text:p text:style-name="P64"><text:span text:style-name="T63">Зависит от количества запросов на создание игры от пользователей</text:span> </text:p>
          </table:table-cell>
          <table:covered-table-cell/>
          <table:covered-table-cell/>
        </table:table-row>
        <text:soft-page-break/>
        <table:table-row>
          <table:table-cell table:style-name="Таблица6.A2" office:value-type="string">
            <text:p text:style-name="Standard"><text:span text:style-name="T44">Бизнес-правила</text:span></text:p>
          </table:table-cell>
          <table:table-cell table:style-name="Таблица6.D2" table:number-columns-spanned="3" office:value-type="string">
            <text:p text:style-name="P63">Не требуются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52"><text:span text:style-name="T44">Дополнительная информация</text:span></text:p>
            <text:p text:style-name="P54"/>
          </table:table-cell>
          <table:table-cell table:style-name="Таблица6.D2" table:number-columns-spanned="3" office:value-type="string">
            <text:p text:style-name="P64"><text:span text:style-name="T63">Функция может быть расширена для поддержки различных платформ и технологий создания игр.</text:span> 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1"><text:span text:style-name="T44">Предположения</text:span></text:p>
            <text:p text:style-name="Standard"/>
          </table:table-cell>
          <table:table-cell table:style-name="Таблица6.D2" table:number-columns-spanned="3" office:value-type="string">
            <text:p text:style-name="P62"><text:span text:style-name="T63">Для создания нейросети необходимо иметь большой объем данных об играх и требованиях пользователей. Точность работы нейросети может быть улучшена путем ее обучения на большем количестве данных.</text:span> </text:p>
          </table:table-cell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1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21:19:09.768000000</meta:creation-date>
    <dc:date>2023-03-27T19:10:43.176000000</dc:date>
    <meta:editing-duration>PT3H26M38S</meta:editing-duration>
    <meta:editing-cycles>8</meta:editing-cycles>
    <meta:generator>LibreOffice/7.4.1.2$Windows_X86_64 LibreOffice_project/3c58a8f3a960df8bc8fd77b461821e42c061c5f0</meta:generator>
    <meta:document-statistic meta:table-count="6" meta:image-count="0" meta:object-count="0" meta:page-count="7" meta:paragraph-count="176" meta:word-count="1208" meta:character-count="9729" meta:non-whitespace-character-count="8653"/>
  </office:meta>
</office:document-meta>
</file>